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0cm"/>
    </style:style>
    <style:style style:name="gr4" style:family="graphic" style:parent-style-name="objectwithoutfill">
      <style:graphic-properties svg:stroke-width="0.051cm" svg:stroke-color="#ff33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draw:marker-start-width="0.356cm" draw:marker-end-width="0.356cm" draw:opacity="0%" draw:textarea-vertical-align="middle" fo:padding-top="0.176cm" fo:padding-bottom="0.176cm" fo:padding-left="0.301cm" fo:padding-right="0.301cm" draw:shadow-opacity="0%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8.854cm"/>
    </style:style>
    <style:style style:name="pr2" style:family="presentation" style:parent-style-name="Default-subtitle">
      <style:graphic-properties draw:fill-color="#ffffff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outline1">
      <style:graphic-properties fo:min-height="11.933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outline1">
      <style:graphic-properties draw:fit-to-size="shrink-to-fit" fo:min-height="11.929cm"/>
    </style:style>
    <style:style style:name="pr10" style:family="presentation" style:parent-style-name="Default-outline1">
      <style:graphic-properties fo:min-height="13.378cm"/>
    </style:style>
    <style:style style:name="pr11" style:family="presentation" style:parent-style-name="Default-outline1">
      <style:graphic-properties fo:min-height="12.87cm"/>
    </style:style>
    <style:style style:name="pr12" style:family="presentation" style:parent-style-name="Default-outline1">
      <style:graphic-properties fo:min-height="11.93cm"/>
    </style:style>
    <style:style style:name="co1" style:family="table-column">
      <style:table-column-properties style:column-width="12.315cm" style:use-optimal-column-width="false"/>
    </style:style>
    <style:style style:name="co2" style:family="table-column">
      <style:table-column-properties style:column-width="12.316cm" style:use-optimal-column-width="false"/>
    </style:style>
    <style:style style:name="co3" style:family="table-column">
      <style:table-column-properties style:column-width="11.26cm" style:use-optimal-column-width="false"/>
    </style:style>
    <style:style style:name="co4" style:family="table-column">
      <style:table-column-properties style:column-width="13.26cm" style:use-optimal-column-width="false"/>
    </style:style>
    <style:style style:name="co5" style:family="table-column">
      <style:table-column-properties style:column-width="13.664cm" style:use-optimal-column-width="false"/>
    </style:style>
    <style:style style:name="co6" style:family="table-column">
      <style:table-column-properties style:column-width="11.605cm" style:use-optimal-column-width="false"/>
    </style:style>
    <style:style style:name="co7" style:family="table-column">
      <style:table-column-properties style:column-width="12.891cm" style:use-optimal-column-width="false"/>
    </style:style>
    <style:style style:name="ro1" style:family="table-row">
      <style:table-row-properties style:row-height="7.993cm"/>
    </style:style>
    <style:style style:name="ro2" style:family="table-row">
      <style:table-row-properties style:row-height="3.289cm"/>
    </style:style>
    <style:style style:name="ro3" style:family="table-row">
      <style:table-row-properties style:row-height="3.494cm"/>
    </style:style>
    <style:style style:name="ro4" style:family="table-row">
      <style:table-row-properties style:row-height="2.465cm"/>
    </style:style>
    <style:style style:name="ro5" style:family="table-row">
      <style:table-row-properties style:row-height="2.466cm"/>
    </style:style>
    <style:style style:name="ro6" style:family="table-row">
      <style:table-row-properties style:row-height="0.954cm"/>
    </style:style>
    <style:style style:name="ro7" style:family="table-row">
      <style:table-row-properties style:row-height="0.987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ce2" style:family="table-cell">
      <style:graphic-properties style:repeat="repeat" fo:padding-top="0.102cm" fo:padding-bottom="0.102cm" fo:padding-left="0.102cm" fo:padding-right="0.102cm"/>
      <style:paragraph-properties fo:margin-left="0.102cm" fo:margin-right="0.102cm" fo:margin-top="0.152cm" fo:margin-bottom="0.152cm" fo:text-indent="0.102cm" fo:border-left="none" fo:border-right="0.03pt solid #000000" fo:border-top="0.03pt solid #000000" fo:border-bottom="0.03pt solid #000000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ce3" style:family="table-cell">
      <style:graphic-properties style:repeat="repeat" fo:padding-top="0.1cm" fo:padding-bottom="0.1cm" fo:padding-left="0.1cm" fo:padding-right="0.1cm"/>
      <style:paragraph-properties fo:margin-left="0.102cm" fo:margin-right="0.102cm" fo:margin-top="0.152cm" fo:margin-bottom="0.152cm" fo:text-indent="0.102cm" fo:border-left="0.03pt solid #000000" fo:border-right="none" fo:border-top="0.03pt solid #000000" fo:border-bottom="0.03pt solid #000000">
        <style:tab-stops/>
      </style:paragraph-properties>
      <style:text-properties fo:font-family="'Liberation Mono'" style:font-family-generic="modern" style:font-pitch="fixed" fo:font-size="24pt" style:font-size-asian="24pt" style:font-size-complex="24pt"/>
    </style:style>
    <style:style style:name="ce4" style:family="table-cell">
      <style:graphic-properties style:repeat="repeat" fo:padding-top="0.127cm" fo:padding-bottom="0.127cm" fo:padding-left="0.127cm" fo:padding-right="0.127cm"/>
      <style:paragraph-properties fo:text-align="center" fo:border="0.03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>
      <style:graphic-properties style:repeat="repeat" fo:padding-top="0.127cm" fo:padding-bottom="0.127cm" fo:padding-left="0.127cm" fo:padding-right="0.127cm"/>
      <style:paragraph-properties fo:border="0.03pt solid #000000"/>
      <style:text-properties fo:font-family="'Liberation Mono'" style:font-family-generic="modern" style:font-pitch="variable" fo:font-size="18pt" style:font-size-asian="18pt" style:font-size-complex="18pt"/>
    </style:style>
    <style:style style:name="ce6" style:family="table-cell">
      <style:graphic-properties style:repeat="repeat" fo:padding-top="0.127cm" fo:padding-bottom="0.127cm" fo:padding-left="0.127cm" fo:padding-right="0.127cm"/>
      <style:paragraph-properties fo:margin-top="0.051cm" fo:margin-bottom="0.051cm" fo:border="0.03pt solid #000000"/>
      <style:text-properties fo:font-family="'Liberation Mono'" style:font-family-generic="modern" style:font-pitch="fixed" fo:font-size="20pt" style:font-size-asian="20pt" style:font-size-complex="20pt"/>
    </style:style>
    <style:style style:name="P1" style:family="paragraph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2" style:family="paragraph">
      <style:text-properties fo:font-family="'Liberation Sans'" style:font-family-generic="swiss" style:font-pitch="variable" fo:font-size="3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swiss" style:font-pitch="variable" fo:font-size="22pt" style:font-size-asian="22pt" style:font-size-complex="22pt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text-properties fo:color="#ff3333" fo:font-family="'Liberation Sans'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paragraph-properties fo:text-align="center"/>
      <style:text-properties fo:font-family="'Liberation Sans'" style:font-family-generic="swiss" style:font-pitch="variable" fo:font-size="28pt" style:font-size-asian="28pt" style:font-size-complex="28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'Liberation Sans'" style:font-family-generic="swiss" style:font-pitch="variable" fo:font-size="20pt" style:font-size-asian="20pt" style:font-size-complex="20pt"/>
    </style:style>
    <style:style style:name="P13" style:family="paragraph">
      <style:text-properties fo:font-style="italic" style:font-style-asian="italic" style:font-style-complex="italic"/>
    </style:style>
    <style:style style:name="P14" style:family="paragraph">
      <style:text-properties style:text-underline-style="solid" style:text-underline-width="auto" style:text-underline-color="font-color"/>
    </style:style>
    <style:style style:name="P15" style:family="paragraph">
      <style:text-properties fo:font-family="'Liberation Mono'" style:font-family-generic="modern" style:font-pitch="fixed" fo:font-size="22pt" style:font-size-asian="22pt" style:font-size-complex="22pt"/>
    </style:style>
    <style:style style:name="P16" style:family="paragraph">
      <style:text-properties fo:font-size="18pt" style:text-underline-style="solid" style:text-underline-width="auto" style:text-underline-color="font-color"/>
    </style:style>
    <style:style style:name="P17" style:family="paragraph">
      <style:text-properties fo:font-family="'Liberation Mono'" style:font-family-generic="modern" style:font-pitch="fixed" fo:font-size="20pt" style:font-size-asian="20pt" style:font-size-complex="20pt"/>
    </style:style>
    <style:style style:name="P18" style:family="paragraph">
      <style:text-properties fo:font-size="18pt" style:font-size-asian="18pt" style:font-size-complex="18pt"/>
    </style:style>
    <style:style style:name="P19" style:family="paragraph">
      <style:text-properties fo:font-family="'Liberation Mono'" style:font-family-generic="modern" style:font-pitch="variable" fo:font-size="18pt" style:font-size-asian="18pt" style:font-size-complex="18pt"/>
    </style:style>
    <style:style style:name="P20" style:family="paragraph">
      <style:paragraph-properties fo:margin-left="0.102cm" fo:margin-right="0.102cm" fo:margin-top="0.152cm" fo:margin-bottom="0.152cm" fo:text-indent="0.102cm">
        <style:tab-stops/>
      </style:paragraph-properties>
      <style:text-properties fo:font-family="'Liberation Sans'" style:font-family-generic="swiss" style:font-pitch="variable" fo:font-size="26pt" style:font-size-asian="26pt" style:font-size-complex="26pt"/>
    </style:style>
    <style:style style:name="P21" style:family="paragraph">
      <style:paragraph-properties fo:margin-left="0.102cm" fo:margin-right="0.102cm" fo:margin-top="0.152cm" fo:margin-bottom="0.152cm" fo:text-indent="0.102cm">
        <style:tab-stops/>
      </style:paragraph-properties>
    </style:style>
    <style:style style:name="P22" style:family="paragraph">
      <style:text-properties fo:font-size="40pt" style:font-size-asian="40pt" style:font-size-complex="40pt"/>
    </style:style>
    <style:style style:name="P2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4" style:family="paragraph">
      <style:paragraph-properties fo:margin-top="0.051cm" fo:margin-bottom="0.051cm"/>
    </style:style>
    <style:style style:name="P25" style:family="paragraph">
      <style:paragraph-properties fo:text-align="center"/>
      <style:text-properties fo:font-family="'Liberation Sans'" style:font-family-generic="swiss" style:font-pitch="variable" fo:font-size="26pt" style:font-size-asian="26pt" style:font-size-complex="26pt"/>
    </style:style>
    <style:style style:name="T1" style:family="text">
      <style:text-properties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2" style:family="text">
      <style:text-properties fo:font-family="'Liberation Sans'" style:font-family-generic="swiss" style:font-pitch="variable" fo:font-size="32pt"/>
    </style:style>
    <style:style style:name="T3" style:family="text">
      <style:text-properties fo:font-family="'Liberation Sans'" style:font-family-generic="swiss" style:font-pitch="variable" fo:font-size="22pt" style:font-size-asian="22pt" style:font-size-complex="22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28pt" style:font-size-asian="28pt" style:font-size-complex="28pt"/>
    </style:style>
    <style:style style:name="T7" style:family="text">
      <style:text-properties fo:color="#ff3333" fo:font-family="'Liberation Sans'" style:font-family-generic="swiss" style:font-pitch="variable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9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8pt" fo:font-style="normal" style:font-size-asian="28pt" style:font-style-asian="normal" style:font-size-complex="28pt" style:font-style-complex="normal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4pt" fo:font-style="italic" style:font-size-asian="24pt" style:font-style-asian="italic" style:font-size-complex="24pt" style:font-style-complex="italic"/>
    </style:style>
    <style:style style:name="T17" style:family="text">
      <style:text-properties fo:font-size="24pt" fo:font-style="normal" style:font-size-asian="24pt" style:font-style-asian="normal" style:font-size-complex="24pt" style:font-style-complex="normal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family="'Liberation Sans'" style:font-style-name="Regular" style:font-family-generic="swiss" fo:font-size="24pt" style:font-family-asian="'Liberation Sans'" style:font-style-name-asian="Regular" style:font-family-generic-asian="swiss" style:font-size-asian="24pt" style:font-family-complex="'Liberation Sans'" style:font-style-name-complex="Regular" style:font-family-generic-complex="swiss" style:font-size-complex="24pt"/>
    </style:style>
    <style:style style:name="T20" style:family="text">
      <style:text-properties fo:font-family="'Liberation Sans'" style:font-style-name="Regular" style:font-family-generic="swiss" fo:font-size="22pt" style:font-family-asian="'Liberation Sans'" style:font-style-name-asian="Regular" style:font-family-generic-asian="swiss" style:font-size-asian="22pt" style:font-family-complex="'Liberation Sans'" style:font-style-name-complex="Regular" style:font-family-generic-complex="swiss" style:font-size-complex="22pt"/>
    </style:style>
    <style:style style:name="T21" style:family="text">
      <style:text-properties fo:font-family="'Liberatio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2" style:family="text">
      <style:text-properties fo:font-family="'Liberation Mono'" style:font-family-generic="modern" style:font-pitch="fixed" fo:font-size="28pt" style:font-family-asian="'Liberation Sans'" style:font-style-name-asian="Regular" style:font-family-generic-asian="swiss" style:font-size-asian="28pt" style:font-family-complex="'Liberation Sans'" style:font-style-name-complex="Regular" style:font-family-generic-complex="swiss" style:font-size-complex="28pt"/>
    </style:style>
    <style:style style:name="T23" style:family="text">
      <style:text-properties fo:font-family="'Liberation San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family="'Liberation Mono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Liberation Mono'" style:font-family-generic="modern" style:font-pitch="fixed" fo:font-size="28pt" fo:font-weight="normal" style:font-family-asian="'Liberation Sans'" style:font-style-name-asian="Regular" style:font-family-generic-asian="swiss" style:font-size-asian="28pt" style:font-weight-asian="normal" style:font-family-complex="'Liberation Sans'" style:font-style-name-complex="Regular" style:font-family-generic-complex="swiss" style:font-size-complex="28pt" style:font-weight-complex="normal"/>
    </style:style>
    <style:style style:name="T26" style:family="text">
      <style:text-properties fo:font-family="'Liberation Mono'" style:font-family-generic="modern" style:font-pitch="fixed" fo:font-size="28pt" fo:font-weight="bold" style:font-family-asian="'Liberation Sans'" style:font-style-name-asian="Regular" style:font-family-generic-asian="swiss" style:font-size-asian="28pt" style:font-weight-asian="bold" style:font-family-complex="'Liberation Sans'" style:font-style-name-complex="Regular" style:font-family-generic-complex="swiss" style:font-size-complex="28pt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30" style:family="text">
      <style:text-properties fo:font-family="'Liberation Sans'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31" style:family="text">
      <style:text-properties fo:font-family="'Liberation Sans'" style:font-family-generic="swiss" style:font-pitch="variable" fo:font-size="20pt" fo:font-style="normal" style:font-size-asian="20pt" style:font-style-asian="normal" style:font-size-complex="20pt" style:font-style-complex="normal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fo:font-family="'Liberation Mono'" style:font-family-generic="modern" style:font-pitch="fixed" fo:font-size="22pt" style:font-size-asian="22pt" style:font-size-complex="22pt"/>
    </style:style>
    <style:style style:name="T34" style:family="text">
      <style:text-properties fo:font-size="18pt" style:text-underline-style="solid" style:text-underline-width="auto" style:text-underline-color="font-color"/>
    </style:style>
    <style:style style:name="T35" style:family="text">
      <style:text-properties fo:font-family="'Liberation Mono'" style:font-family-generic="modern" style:font-pitch="fixed" fo:font-size="20pt" style:font-size-asian="20pt" style:font-size-complex="20pt"/>
    </style:style>
    <style:style style:name="T36" style:family="text">
      <style:text-properties fo:font-family="'Liberation Mono'" style:font-family-generic="modern" style:font-pitch="variable" fo:font-size="18pt" style:font-size-asian="18pt" style:font-size-complex="18pt"/>
    </style:style>
    <style:style style:name="T37" style:family="text">
      <style:text-properties fo:font-family="'Liberation Sans'" style:font-family-generic="swiss" style:font-pitch="variable" fo:font-size="26pt" style:font-size-asian="26pt" style:font-size-complex="26pt"/>
    </style:style>
    <style:style style:name="T38" style:family="text">
      <style:text-properties fo:font-family="'Liberation Mono'" style:font-family-generic="modern" style:font-pitch="fixed" fo:font-size="24pt" style:font-size-asian="24pt" style:font-size-complex="24pt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0" style:family="text">
      <style:text-properties fo:font-family="Arial" style:font-style-name="Regular" style:font-family-generic="swiss" fo:font-size="18pt" style:font-family-asian="Arial" style:font-style-name-asian="Regular" style:font-family-generic-asian="swiss" style:font-size-asian="18pt" style:font-family-complex="Arial" style:font-style-name-complex="Regular" style:font-family-generic-complex="swiss" style:font-size-complex="18pt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family="'Liberation Sans'" style:font-style-name="Regular" style:font-family-generic="swiss" fo:font-style="normal" style:font-family-asian="'Liberation Sans'" style:font-style-name-asian="Regular" style:font-family-generic-asian="swiss" style:font-style-asian="normal" style:font-family-complex="'Liberation Sans'" style:font-style-name-complex="Regular" style:font-family-generic-complex="swiss" style:font-style-complex="normal"/>
    </style:style>
    <style:style style:name="T43" style:family="text">
      <style:text-properties fo:font-family="'Liberation Mono'" style:font-style-name="Regular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style:style style:name="T44" style:family="text">
      <style:text-properties fo:font-family="'Liberation Mono'" style:font-family-generic="modern" style:font-pitch="fixed" fo:font-size="20pt" style:font-family-asian="'Liberation Mono'" style:font-style-name-asian="Regular" style:font-family-generic-asian="modern" style:font-pitch-asian="fixed" style:font-size-asian="20pt" style:font-family-complex="'Liberation Mono'" style:font-style-name-complex="Regular" style:font-family-generic-complex="modern" style:font-pitch-complex="fixed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adable s-expressions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1cm" svg:height="8.854cm" svg:x="1.466cm" svg:y="0.254cm" presentation:class="title" presentation:user-transformed="true">
          <draw:text-box>
            <text:p><text:span text:style-name="T1">Readable Lisp S-expressions:</text:span><text:span text:style-name="T1"><text:line-break/></text:span><text:span text:style-name="T1">Curly-infix-, Neoteric-, and</text:span><text:span text:style-name="T1"><text:line-break/></text:span><text:span text:style-name="T1">Sweet-expressions</text:span></text:p>
          </draw:text-box>
        </draw:frame>
        <draw:frame presentation:style-name="pr2" draw:text-style-name="P2" draw:layer="layout" svg:width="24.631cm" svg:height="12.182cm" svg:x="1.399cm" svg:y="6.715cm" presentation:class="subtitle" presentation:user-transformed="true">
          <draw:text-box>
            <text:p><text:span text:style-name="T2"/></text:p>
            <text:p><text:span text:style-name="T2"/></text:p>
            <text:p><text:span text:style-name="T2">David A. Wheeler</text:span></text:p>
            <text:p><text:span text:style-name="T2"/></text:p>
            <text:p><text:span text:style-name="T2">dwheeler @ dwheeler . com</text:span></text:p>
            <text:p><text:span text:style-name="T2"/></text:p>
            <text:p><text:span text:style-name="T2">2013-04-26</text:span></text:p>
            <text:p><text:span text:style-name="T2"/></text:p>
            <text:p><text:span text:style-name="T2"><text:a xlink:href="http://readable.sourceforge.net/" xlink:type="simple">http://readable.sourceforge.net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Outline</text:p>
          </draw:text-box>
        </draw:frame>
        <draw:frame presentation:style-name="pr5" draw:layer="layout" svg:width="24.631cm" svg:height="11.087cm" svg:x="1.399cm" svg:y="4.915cm" presentation:class="outline" presentation:user-transformed="true">
          <draw:text-box>
            <text:list text:style-name="L2">
              <text:list-item>
                <text:p><text:a xlink:href="#Problem" xlink:type="simple">Problem</text:a></text:p>
              </text:list-item>
              <text:list-item>
                <text:p><text:a xlink:href="#Solution" xlink:type="simple">Solution: New reader abbreviations</text:a></text:p>
                <text:list>
                  <text:list-item>
                    <text:p><text:a xlink:href="#c-expressions" xlink:type="simple">Curly-infix-expressions (c-expressions)</text:a></text:p>
                  </text:list-item>
                  <text:list-item>
                    <text:p><text:a xlink:href="#n-expressions" xlink:type="simple">Neoteric-expressions (n-expressions)</text:a></text:p>
                  </text:list-item>
                  <text:list-item>
                    <text:p><text:a xlink:href="#t-expressions" xlink:type="simple">Sweet-expressions (t-expressions)</text:a></text:p>
                  </text:list-item>
                </text:list>
              </text:list-item>
              <text:list-item>
                <text:p><text:a xlink:href="#Tools" xlink:type="simple">Tools</text:a> &amp; <text:a xlink:href="#SRFIs" xlink:type="simple">SRFIs</text:a></text:p>
              </text:list-item>
              <text:list-item>
                <text:p><text:a xlink:href="#Conclusions" xlink:type="simple">Conclusions</text:a></text:p>
              </text:list-item>
              <text:list-item>
                <text:p><text:a xlink:href="#About Lisp" xlink:type="simple">Appendix: About Lisp</text:a></text:p>
              </text:list-item>
            </text:list>
          </draw:text-box>
        </draw:frame>
        <draw:frame draw:style-name="gr2" draw:text-style-name="P4" draw:layer="layout" svg:width="17.736cm" svg:height="3.723cm" svg:x="5.895cm" svg:y="16.51cm">
          <draw:text-box>
            <text:p text:style-name="P3"><text:span text:style-name="T3">The main body of this presentation presumes</text:span></text:p>
            <text:p text:style-name="P3"><text:span text:style-name="T3">you know the basics about a Lisp-based language</text:span></text:p>
            <text:p text:style-name="P3"><text:span text:style-name="T3">(e.g., Scheme, Common Lisp, Emacs Lisp,</text:span></text:p>
            <text:p text:style-name="P3"><text:span text:style-name="T3">Arc, Clojure, Nu, ACL2, SMT-LIB, scsh, <text:s/>...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blem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blem</text:p>
          </draw:text-box>
        </draw:frame>
        <draw:frame presentation:style-name="pr5" draw:text-style-name="P5" draw:layer="layout" svg:width="24.631cm" svg:height="14.648cm" svg:x="1.399cm" svg:y="4.915cm" presentation:class="outline" presentation:user-transformed="true">
          <draw:text-box>
            <text:list text:style-name="L2">
              <text:list-item>
                <text:p><text:span text:style-name="T4">Lisp’s traditional s-expression notation is simple, clear, regular, … and </text:span><text:span text:style-name="T5">awkward</text:span></text:p>
                <text:list>
                  <text:list-header>
                    <text:p><text:span text:style-name="T6">(let</text:span></text:p>
                    <text:list>
                      <text:list-header>
                        <text:p><text:span text:style-name="T6">((a 1)</text:span></text:p>
                        <text:p><text:span text:style-name="T6"><text:s/></text:span><text:span text:style-name="T6">(b 2))</text:span></text:p>
                        <text:p><text:span text:style-name="T6">(message</text:span></text:p>
                        <text:list>
                          <text:list-header>
                            <text:p><text:span text:style-name="T6">(number-to-string</text:span></text:p>
                            <text:list>
                              <text:list-header>
                                <text:p><text:span text:style-name="T6">(* (- a b) (+ a b)))))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draw:g xml:id="id1" draw:id="id1">
          <draw:frame draw:style-name="gr3" draw:text-style-name="P6" draw:layer="layout" svg:width="4.274cm" svg:height="2.801cm" svg:x="12.192cm" svg:y="18.034cm">
            <draw:text-box>
              <text:p><text:span text:style-name="T7">No infix</text:span></text:p>
            </draw:text-box>
          </draw:frame>
          <draw:g>
            <draw:frame draw:style-name="gr2" draw:text-style-name="P6" draw:layer="layout" svg:width="6.992cm" svg:height="2.783cm" svg:x="1.524cm" svg:y="16.78cm">
              <draw:text-box>
                <text:p><text:span text:style-name="T7">Nonstandard</text:span></text:p>
                <text:p><text:span text:style-name="T7">call format</text:span></text:p>
              </draw:text-box>
            </draw:frame>
            <draw:frame draw:style-name="gr2" draw:text-style-name="P6" draw:layer="layout" svg:width="6.742cm" svg:height="2.783cm" svg:x="19.304cm" svg:y="10.16cm">
              <draw:text-box>
                <text:p><text:span text:style-name="T7">Too many</text:span></text:p>
                <text:p><text:span text:style-name="T7">parentheses</text:span></text:p>
              </draw:text-box>
            </draw:frame>
            <draw:line draw:style-name="gr4" draw:text-style-name="P3" draw:layer="layout" svg:x1="4.826cm" svg:y1="16.78cm" svg:x2="6.604cm" svg:y2="15.24cm">
              <text:p/>
            </draw:line>
            <draw:line draw:style-name="gr4" draw:text-style-name="P3" draw:layer="layout" svg:x1="12.954cm" svg:y1="18.288cm" svg:x2="8.382cm" svg:y2="16.256cm">
              <text:p/>
            </draw:line>
            <draw:line draw:style-name="gr4" draw:text-style-name="P3" draw:layer="layout" svg:x1="4.825cm" svg:y1="16.78cm" svg:x2="5.842cm" svg:y2="13.716cm">
              <text:p/>
            </draw:line>
            <draw:line draw:style-name="gr4" draw:text-style-name="P3" draw:layer="layout" svg:x1="12.954cm" svg:y1="18.251cm" svg:x2="10.414cm" svg:y2="16.256cm">
              <text:p/>
            </draw:line>
            <draw:line draw:style-name="gr4" draw:text-style-name="P3" draw:layer="layout" svg:x1="12.954cm" svg:y1="18.252cm" svg:x2="14.732cm" svg:y2="16.256cm">
              <text:p/>
            </draw:line>
            <draw:line draw:style-name="gr4" draw:text-style-name="P3" draw:layer="layout" svg:x1="19.304cm" svg:y1="11.684cm" svg:x2="9.398cm" svg:y2="11.684cm">
              <text:p/>
            </draw:line>
            <draw:line draw:style-name="gr4" draw:text-style-name="P3" draw:layer="layout" svg:x1="19.304cm" svg:y1="11.684cm" svg:x2="18.034cm" svg:y2="15.2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Many find traditional<text:line-break/>s-expressions awkward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“I've used Lisp my whole programming life and I still don't find prefix math expressions natural.” - Paul Graham</text:p>
              </text:list-item>
              <text:list-item>
                <text:p>“Lisp has all the visual appeal of oatmeal with fingernail clippings mixed in.” - Larry Wall</text:p>
              </text:list-item>
              <text:list-item>
                <text:p>“After 13 years of doing Lisp and 3 or 4 years of Python, I agree: I prefer writing Lisp, but Python is easier to read.” - John Wiseman</text:p>
              </text:list-item>
              <text:list-item>
                <text:p>“LISP: ... <text:s/>‘Lots of Irritating Superfluous Parentheses’” - Jargon Fi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Lisp notation requirements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Any Lisp notation must be:</text:p>
                <text:list>
                  <text:list-item>
                    <text:p>General = useful regardless of underlying semantic</text:p>
                    <text:list>
                      <text:list-item>
                        <text:p>Needed because Lisp can manipulate symbol sets for many purposes</text:p>
                      </text:list-item>
                      <text:list-item>
                        <text:p>Needed because Lisp lets you create new programming semantic constructs</text:p>
                      </text:list-item>
                    </text:list>
                  </text:list-item>
                  <text:list-item>
                    <text:p>Homoiconic <text:s/>= surface syntax presents underlying data structure</text:p>
                    <text:list>
                      <text:list-item>
                        <text:p>Needed so you can understand/debug processing of structures</text:p>
                      </text:list-item>
                    </text:list>
                  </text:list-item>
                </text:list>
              </text:list-item>
              <text:list-item>
                <text:p>Past “readable” notations often not general or homoiconic</text:p>
                <text:list>
                  <text:list-item>
                    <text:p>Including original M-expression notation</text:p>
                  </text:list-item>
                  <text:list-item>
                    <text:p>I believe that’s why they failed</text:p>
                  </text:list-item>
                  <text:list-item>
                    <text:p>Historically it wasn’t obvious that these were requirements</text:p>
                  </text:list-item>
                </text:list>
              </text:list-item>
              <text:list-item>
                <text:p>Ideally, notation should be backwards-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Readability matters!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header>
                <text:p><text:span text:style-name="T8">“</text:span><text:span text:style-name="T8">When you program, you spend more time reading code than writing it... a language that makes source code ugly is maddening to an exacting programmer, as clay full of lumps would be to a sculptor.” - Paul Graham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Past successes: Abbreviations</text:p>
          </draw:text-box>
        </draw:frame>
        <draw:frame presentation:style-name="pr7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Lisp has, for over 50 years, had abbreviations</text:p>
                <text:list>
                  <text:list-item>
                    <text:p><text:span text:style-name="T9">'</text:span><text:span text:style-name="T8">x means (quote x)</text:span></text:p>
                  </text:list-item>
                  <text:list-item>
                    <text:p><text:span text:style-name="T8">(a b c) means (a . (b . (c . ())))</text:span></text:p>
                  </text:list-item>
                </text:list>
              </text:list-item>
              <text:list-item>
                <text:p><text:span text:style-name="T8">Takes time to learn &amp; implement abbreviations</text:span></text:p>
                <text:list>
                  <text:list-item>
                    <text:p><text:span text:style-name="T8">If construct is common, can be worth learning</text:span></text:p>
                  </text:list-item>
                  <text:list-item>
                    <text:p><text:span text:style-name="T8">Especially if it can work across various Lis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lution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Readable project’s solution</text:p>
          </draw:text-box>
        </draw:frame>
        <draw:frame presentation:style-name="pr5" draw:text-style-name="P8" draw:layer="layout" svg:width="24.631cm" svg:height="13.632cm" svg:x="1.399cm" svg:y="4.915cm" presentation:class="outline" presentation:user-transformed="true">
          <draw:text-box>
            <text:list text:style-name="L2">
              <text:list-item>
                <text:p><text:span text:style-name="T10">Add new </text:span><text:span text:style-name="T11">abbreviations</text:span></text:p>
                <text:list>
                  <text:list-item>
                    <text:p><text:span text:style-name="T12">Normally-formatted s-expressions </text:span><text:span text:style-name="T13">keep working</text:span></text:p>
                  </text:list-item>
                </text:list>
              </text:list-item>
              <text:list-item>
                <text:p><text:span text:style-name="T10">Three new expression tiers:</text:span></text:p>
                <text:list>
                  <text:list-item>
                    <text:p><text:span text:style-name="T12">Curly-infix: Add infix operations in a Lispy way</text:span></text:p>
                  </text:list-item>
                  <text:list-item>
                    <text:p><text:span text:style-name="T12">Neoteric: An f(...) maps to (f …)</text:span></text:p>
                  </text:list-item>
                  <text:list-item>
                    <text:p><text:span text:style-name="T12">Sweet: Deduces parentheses from indentation</text:span></text:p>
                  </text:list-item>
                </text:list>
              </text:list-item>
              <text:list-item>
                <text:p><text:span text:style-name="T14">You can </text:span><text:span text:style-name="T11">update your reader</text:span><text:span text:style-name="T14"> to support these</text:span></text:p>
              </text:list-item>
              <text:list-item>
                <text:p><text:span text:style-name="T11">General,</text:span><text:span text:style-name="T10"> </text:span><text:span text:style-name="T11">homoiconic</text:span><text:span text:style-name="T14">, and </text:span><text:span text:style-name="T11">backwards-compat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Curly-infix-expressions<text:line-break/>(c-expressions)</text:p>
          </draw:text-box>
        </draw:frame>
        <draw:frame presentation:style-name="pr9" draw:layer="layout" svg:width="25.525cm" svg:height="14.902cm" svg:x="1.399cm" svg:y="4.915cm" presentation:class="outline" presentation:user-transformed="true">
          <draw:text-box>
            <text:list text:style-name="L2">
              <text:list-item>
                <text:p><text:span text:style-name="T15">S-expressions, + curly braces {...} contain a “curly infix list”</text:span></text:p>
              </text:list-item>
              <text:list-item>
                <text:p><text:span text:style-name="T15">“</text:span><text:span text:style-name="T15">Simple infix list” = curly infix list represents </text:span><text:span text:style-name="T16">one</text:span><text:span text:style-name="T17"> operation in infix order</text:span><text:span text:style-name="T15">:</text:span></text:p>
                <text:list>
                  <text:list-item>
                    <text:p><text:span text:style-name="T18">In general: {a op b op c …} </text:span><text:span text:style-name="T19">► </text:span><text:span text:style-name="T18">(op a b c …)</text:span></text:p>
                  </text:list-item>
                  <text:list-item>
                    <text:p><text:span text:style-name="T18">Example: {5 + 6 + 7} </text:span><text:span text:style-name="T20">►</text:span><text:span text:style-name="T18"> (+ 5 6 7)</text:span></text:p>
                  </text:list-item>
                  <text:list-item>
                    <text:p><text:span text:style-name="T18">At least 3 parameters, <text:s/>odd number of parameters, all even params equal</text:span></text:p>
                  </text:list-item>
                </text:list>
              </text:list-item>
              <text:list-item>
                <text:p><text:span text:style-name="T15">Empty {} </text:span><text:span text:style-name="T19">►(); escaping {e} ►e; unary-op {a b}►(a b)</text:span></text:p>
              </text:list-item>
              <text:list-item>
                <text:p><text:span text:style-name="T15">Otherwise maps to “($nfx$ parameters)” – homoiconic</text:span></text:p>
              </text:list-item>
              <text:list-item>
                <text:p><text:span text:style-name="T15">No built-in precedence, use another {…} for embedded list</text:span></text:p>
                <text:list>
                  <text:list-item>
                    <text:p><text:span text:style-name="T15">Or define/process $nfx$</text:span></text:p>
                  </text:list-item>
                </text:list>
              </text:list-item>
              <text:list-item>
                <text:p><text:span text:style-name="T15">Two variations of c-expressions:</text:span></text:p>
                <text:list>
                  <text:list-item>
                    <text:p><text:span text:style-name="T15">“</text:span><text:span text:style-name="T15">Basic” c-expressions: Elements are more c-expressions</text:span></text:p>
                  </text:list-item>
                  <text:list-item>
                    <text:p><text:span text:style-name="T15">“</text:span><text:span text:style-name="T15">Full” c-expressions: Elements are neoteric-express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Curly-infix examples</text:p>
          </draw:text-box>
        </draw:frame>
        <draw:frame draw:style-name="standard" draw:layer="layout" svg:width="24.63cm" svg:height="15.985cm" svg:x="1.399cm" svg:y="4.51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21">Basics</text:span></text:p>
                <text:p text:style-name="P9"><text:span text:style-name="T21"/></text:p>
                <text:p text:style-name="P9"><text:span text:style-name="T6">{n &lt;= 2}</text:span></text:p>
                <text:p text:style-name="P9"><text:span text:style-name="T22">↓</text:span></text:p>
                <text:p text:style-name="P9"><text:span text:style-name="T22">(&lt;= n 2)</text:span></text:p>
                <text:p text:style-name="P9"><text:span text:style-name="T22"/></text:p>
                <text:p text:style-name="P9"><text:span text:style-name="T22"/></text:p>
              </table:table-cell>
              <table:table-cell>
                <text:p text:style-name="P3"><text:span text:style-name="T21">Multiple operands</text:span></text:p>
                <text:p text:style-name="P3"><text:span text:style-name="T23"/></text:p>
                <text:p text:style-name="P3"><text:span text:style-name="T24">{2 * 3 * 4}</text:span></text:p>
                <text:p text:style-name="P3"><text:span text:style-name="T25">↓</text:span></text:p>
                <text:p text:style-name="P3"><text:span text:style-name="T25">(* 2 3 4)</text:span></text:p>
              </table:table-cell>
            </table:table-row>
            <table:table-row table:style-name="ro1" table:default-cell-style-name="ce1">
              <table:table-cell>
                <text:p text:style-name="P3"><text:span text:style-name="T26">No built-in precedence</text:span></text:p>
                <text:p text:style-name="P3"><text:span text:style-name="T21"/></text:p>
                <text:p text:style-name="P3"><text:span text:style-name="T6">{2 + {3 * 4}}</text:span></text:p>
                <text:p text:style-name="P3"><text:span text:style-name="T22">↓</text:span></text:p>
                <text:p text:style-name="P3"><text:span text:style-name="T22">(+ 2 (* 3 4))</text:span></text:p>
              </table:table-cell>
              <table:table-cell>
                <text:p text:style-name="P3"><text:span text:style-name="T21">Mixed operators</text:span></text:p>
                <text:p text:style-name="P3"><text:span text:style-name="T21"/></text:p>
                <text:p text:style-name="P3"><text:span text:style-name="T6"/></text:p>
                <text:p text:style-name="P3"><text:span text:style-name="T6">{2 + 3 * 4}</text:span></text:p>
                <text:p text:style-name="P3"><text:span text:style-name="T22">↓</text:span></text:p>
                <text:p text:style-name="P3"><text:span text:style-name="T22">($nfx$ 2 + 3 * 4)</text:span></text:p>
                <text:p text:style-name="P3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Why isn’t precedence<text:line-break/>processing built in?</text:p>
          </draw:text-box>
        </draw:frame>
        <draw:frame presentation:style-name="pr7" draw:layer="layout" svg:width="24.631cm" svg:height="13.373cm" svg:x="1.399cm" svg:y="4.915cm" presentation:class="outline" presentation:user-transformed="true">
          <draw:text-box>
            <text:list text:style-name="L2">
              <text:list-item>
                <text:p>Lisps often used to process arbitrary symbols &amp; rulesets</text:p>
                <text:list>
                  <text:list-item>
                    <text:p>Fixed precedence system too inflexible</text:p>
                  </text:list-item>
                  <text:list-item>
                    <text:p>Registration system (must register before writing) too error-prone </text:p>
                  </text:list-item>
                  <text:list-item>
                    <text:p>Often there is <text:span text:style-name="T27">no</text:span> single set of precedences for a given program</text:p>
                    <text:list>
                      <text:list-item>
                        <text:p>Lisp-level, domain-specific-language(s), and constructs in those languages</text:p>
                      </text:list-item>
                    </text:list>
                  </text:list-item>
                </text:list>
              </text:list-item>
              <text:list-item>
                <text:p>Programmers don’t understand <text:span text:style-name="T27">or</text:span> use it much [Derek Jones]</text:p>
                <text:list>
                  <text:list-item>
                    <text:p>Only 66.7% precedence test answers correct (50%=random, best 80.5%)</text:p>
                    <text:list>
                      <text:list-item>
                        <text:p>6% answers were wrong for + vs. * (50%=random)</text:p>
                      </text:list-item>
                    </text:list>
                  </text:list-item>
                  <text:list-item>
                    <text:p>Only 1.9% code expressions 2+ different binops (possible precedence)</text:p>
                    <text:list>
                      <text:list-item>
                        <text:p>74% of those explicitly parenthesized anyway</text:p>
                      </text:list-item>
                    </text:list>
                  </text:list-item>
                </text:list>
              </text:list-item>
              <text:list-item>
                <text:p>Curly-infix approach different: More flexible <text:span text:style-name="T27">and</text:span> simpler</text:p>
                <text:list>
                  <text:list-item>
                    <text:p>Can have many precedence systems if needed, easy to use if you don’t</text:p>
                  </text:list-item>
                  <text:list-item>
                    <text:p>Homoiconic (easing debugging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Neoteric-expressions<text:line-break/>(n-expressions)</text:p>
          </draw:text-box>
        </draw:frame>
        <draw:frame presentation:style-name="pr10" draw:layer="layout" svg:width="25.271cm" svg:height="14.643cm" svg:x="1.399cm" svg:y="4.915cm" presentation:class="outline" presentation:user-transformed="true">
          <draw:text-box>
            <text:list text:style-name="L2">
              <text:list-item>
                <text:p>Includes curly-infix, adds traditional call notation:</text:p>
                <text:list>
                  <text:list-item>
                    <text:p>e(...)<text:tab/><text:span text:style-name="T9">►</text:span> (e ...)</text:p>
                  </text:list-item>
                  <text:list-item>
                    <text:p>e{ } <text:tab/><text:span text:style-name="T9">►</text:span> (e) <text:s text:c="2"/>and otherwise e{...} <text:span text:style-name="T9">►</text:span> (e {...})</text:p>
                  </text:list-item>
                  <text:list-item>
                    <text:p>e[...]<text:tab/><text:span text:style-name="T9">►</text:span> ($bracket-apply$ …)</text:p>
                  </text:list-item>
                  <text:list-item>
                    <text:p>Unprefixed “( . e)” <text:span text:style-name="T9">►</text:span> e</text:p>
                  </text:list-item>
                </text:list>
              </text:list-item>
              <text:list-item>
                <text:p>Technically this changes s-expression syntax</text:p>
                <text:list>
                  <text:list-item>
                    <text:p>Normal s-expressions untouched, pretty-printers fix rest</text:p>
                  </text:list-item>
                </text:list>
              </text:list-item>
              <text:list-item>
                <text:p>Examples:</text:p>
                <text:list>
                  <text:list-item>
                    <text:p>f(1 2) <text:span text:style-name="T9">►</text:span> (f 1 2)</text:p>
                  </text:list-item>
                  <text:list-item>
                    <text:p>exit( ) <text:span text:style-name="T9">►</text:span> (exit)</text:p>
                  </text:list-item>
                  <text:list-item>
                    <text:p>f{n - 1} <text:span text:style-name="T9">►</text:span> (f {n - 1}) <text:span text:style-name="T9">►</text:span> (f (- n 1))</text:p>
                  </text:list-item>
                  <text:list-item>
                    <text:p>f{- x} <text:span text:style-name="T9">►</text:span> (f {- x}) <text:span text:style-name="T9">►</text:span> (f (- x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-expressions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s<text:line-break/>(t-expressions)</text:p>
          </draw:text-box>
        </draw:frame>
        <draw:frame presentation:style-name="pr11" draw:text-style-name="P10" draw:layer="layout" svg:width="24.631cm" svg:height="14.394cm" svg:x="1.399cm" svg:y="4.915cm" presentation:class="outline" presentation:user-transformed="true">
          <draw:text-box>
            <text:list text:style-name="L2">
              <text:list-item>
                <text:p>Includes neoteric-expressions (n-expressions)</text:p>
              </text:list-item>
              <text:list-item>
                <text:p>Deduces parentheses from indentation</text:p>
                <text:list>
                  <text:list-item>
                    <text:p>A line has 0+ n-expressions, separated by 1+ spaces or tabs</text:p>
                  </text:list-item>
                  <text:list-item>
                    <text:p>If line has more indentation, that line’s a child, previous line’s its parent</text:p>
                    <text:list>
                      <text:list-item>
                        <text:p>Later lines with the same indentation are also children of that parent...</text:p>
                      </text:list-item>
                      <text:list-item>
                        <text:p>Until there’s an intervening line with parent’s indentation or less</text:p>
                      </text:list-item>
                    </text:list>
                  </text:list-item>
                  <text:list-item>
                    <text:p>A line with only 1 n-expression, and no child lines, represents itself...</text:p>
                  </text:list-item>
                  <text:list-item>
                    <text:p>Otherwise, a line with content represents a list</text:p>
                    <text:list>
                      <text:list-item>
                        <text:p>Each n-expression on the line is an element of the list</text:p>
                      </text:list-item>
                      <text:list-item>
                        <text:p>Each child line represents an element of the list (in order)</text:p>
                      </text:list-item>
                    </text:list>
                  </text:list-item>
                  <text:list-item>
                    <text:p>An empty line ends the entire expression</text:p>
                  </text:list-item>
                  <text:list-item>
                    <text:p>No indentation processing inside ( ), [ ], and { }</text:p>
                  </text:list-item>
                </text:list>
              </text:list-item>
            </text:list>
          </draw:text-box>
        </draw:frame>
        <draw:frame draw:style-name="gr5" draw:text-style-name="P11" draw:layer="layout" svg:width="20.902cm" svg:height="1.043cm" svg:x="3.99cm" svg:y="18.769cm">
          <draw:text-box>
            <text:p><text:span text:style-name="T28">Eliminates the “lots of irritating superfluous parentheses” proble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1</text:p>
          </draw:text-box>
        </draw:frame>
        <draw:rect draw:style-name="gr6" draw:text-style-name="P3" draw:layer="layout" svg:width="12.146cm" svg:height="6.093cm" svg:x="0.762cm" svg:y="7.877cm">
          <text:p/>
        </draw:rect>
        <draw:frame draw:style-name="gr5" draw:text-style-name="P12" xml:id="id4" draw:id="id4" draw:layer="layout" svg:width="17.571cm" svg:height="1.825cm" svg:x="5.588cm" svg:y="18.495cm">
          <draw:text-box>
            <text:p><text:span text:style-name="T29">A sweet-expression reader would accept </text:span><text:span text:style-name="T30">either</text:span><text:span text:style-name="T31"> format;</text:span></text:p>
            <text:p><text:span text:style-name="T31">this backwards compatibility eases transition</text:span></text:p>
          </draw:text-box>
        </draw:frame>
        <draw:g xml:id="id2" draw:id="id2">
          <draw:frame draw:style-name="gr2" draw:text-style-name="P13" draw:layer="layout" svg:width="3.41cm" svg:height="3.079cm" svg:x="11.576cm" svg:y="4.472cm">
            <draw:text-box>
              <text:p><text:span text:style-name="T27">Traditional</text:span></text:p>
              <text:p><text:span text:style-name="T27">function</text:span></text:p>
              <text:p><text:span text:style-name="T27">call</text:span></text:p>
              <text:p><text:span text:style-name="T27">notation</text:span></text:p>
            </draw:text-box>
          </draw:frame>
          <draw:line draw:style-name="gr7" draw:text-style-name="P3" draw:layer="layout" svg:x1="11.576cm" svg:y1="6.25cm" svg:x2="8.89cm" svg:y2="8.79cm">
            <text:p/>
          </draw:line>
          <draw:frame draw:style-name="gr2" draw:text-style-name="P13" draw:layer="layout" svg:width="3.986cm" svg:height="2.372cm" svg:x="1.016cm" svg:y="14.378cm">
            <draw:text-box>
              <text:p><text:span text:style-name="T27">Indentation</text:span></text:p>
              <text:p><text:span text:style-name="T27">implies</text:span></text:p>
              <text:p><text:span text:style-name="T27">parentheses</text:span></text:p>
            </draw:text-box>
          </draw:frame>
          <draw:line draw:style-name="gr7" draw:text-style-name="P3" draw:layer="layout" svg:x1="1.778cm" svg:y1="14.378cm" svg:x2="2.286cm" svg:y2="10.568cm">
            <text:p/>
          </draw:line>
          <draw:frame draw:style-name="gr2" draw:text-style-name="P13" draw:layer="layout" svg:width="4.028cm" svg:height="0.958cm" svg:x="10.922cm" svg:y="14.436cm">
            <draw:text-box>
              <text:p><text:span text:style-name="T27">Finally! Infix!</text:span></text:p>
            </draw:text-box>
          </draw:frame>
          <draw:line draw:style-name="gr7" draw:text-style-name="P3" draw:layer="layout" svg:x1="11.43cm" svg:y1="14.436cm" svg:x2="6.35cm" svg:y2="10.06cm">
            <text:p/>
          </draw:line>
          <draw:frame draw:style-name="gr2" draw:text-style-name="P13" draw:layer="layout" svg:width="12.766cm" svg:height="1.665cm" svg:x="5.251cm" svg:y="16.156cm">
            <draw:text-box>
              <text:p><text:span text:style-name="T27">Simple paren-free calls (if it has</text:span></text:p>
              <text:p><text:span text:style-name="T27">parameters &amp; starts with the function name)</text:span></text:p>
            </draw:text-box>
          </draw:frame>
          <draw:line draw:style-name="gr7" draw:text-style-name="P3" draw:layer="layout" svg:x1="7.874cm" svg:y1="16.156cm" svg:x2="5.842cm" svg:y2="11.838cm">
            <text:p/>
          </draw:line>
        </draw:g>
        <draw:frame draw:style-name="gr2" draw:text-style-name="P14" draw:layer="layout" svg:width="5.519cm" svg:height="0.963cm" svg:x="4.9cm" svg:y="6.604cm">
          <draw:text-box>
            <text:p><text:span text:style-name="T32">Sweet-expression</text:span></text:p>
          </draw:text-box>
        </draw:frame>
        <draw:frame draw:style-name="gr8" draw:text-style-name="P15" draw:layer="layout" svg:width="10.16cm" svg:height="3.755cm" svg:x="0.762cm" svg:y="8.382cm">
          <draw:text-box>
            <text:p><text:span text:style-name="T33">define fibfast(n)</text:span></text:p>
            <text:p><text:span text:style-name="T33"><text:s text:c="2"/></text:span><text:span text:style-name="T33">if {n &lt; 2}</text:span></text:p>
            <text:p><text:span text:style-name="T33"><text:s text:c="5"/></text:span><text:span text:style-name="T33">n</text:span></text:p>
            <text:p><text:span text:style-name="T33"><text:s text:c="5"/></text:span><text:span text:style-name="T33">fibup n 2 1 0</text:span></text:p>
          </draw:text-box>
        </draw:frame>
        <draw:g xml:id="id3" draw:id="id3">
          <draw:custom-shape draw:style-name="gr9" draw:text-style-name="P3" draw:layer="layout" svg:width="2.29cm" svg:height="1.662cm" draw:transform="rotate (1.5707963267949) translate (12.9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2.146cm" svg:height="6.093cm" svg:x="14.616cm" svg:y="7.877cm">
            <text:p/>
          </draw:rect>
          <draw:frame draw:style-name="gr2" draw:text-style-name="P14" draw:layer="layout" svg:width="4.193cm" svg:height="0.963cm" svg:x="18.921cm" svg:y="6.604cm">
            <draw:text-box>
              <text:p><text:span text:style-name="T32">S-expression</text:span></text:p>
            </draw:text-box>
          </draw:frame>
          <draw:frame draw:style-name="gr8" draw:text-style-name="P15" draw:layer="layout" svg:width="11.776cm" svg:height="3.755cm" svg:x="14.657cm" svg:y="8.437cm">
            <draw:text-box>
              <text:p><text:span text:style-name="T33">(define (fibfast n)</text:span></text:p>
              <text:p><text:span text:style-name="T33"><text:s text:c="2"/></text:span><text:span text:style-name="T33">(if (&lt; n 2)</text:span></text:p>
              <text:p><text:span text:style-name="T33"><text:s text:c="6"/></text:span><text:span text:style-name="T33">n</text:span></text:p>
              <text:p><text:span text:style-name="T33"><text:s text:c="6"/></text:span><text:span text:style-name="T33">(fibup n 2 1 0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Sweet-expression example #2</text:p>
          </draw:text-box>
        </draw:frame>
        <draw:rect draw:style-name="gr6" draw:text-style-name="P3" draw:layer="layout" svg:width="12.146cm" svg:height="6.093cm" svg:x="0.462cm" svg:y="7.877cm">
          <text:p/>
        </draw:rect>
        <draw:frame draw:style-name="gr2" draw:text-style-name="P16" draw:layer="layout" svg:width="5.519cm" svg:height="0.963cm" svg:x="4.6cm" svg:y="6.604cm">
          <draw:text-box>
            <text:p><text:span text:style-name="T34">Sweet-expression</text:span></text:p>
          </draw:text-box>
        </draw:frame>
        <draw:frame draw:style-name="gr8" draw:text-style-name="P17" draw:layer="layout" svg:width="11.938cm" svg:height="3.451cm" svg:x="0.462cm" svg:y="8.383cm">
          <draw:text-box>
            <text:p><text:span text:style-name="T35">define factorial(n)</text:span></text:p>
            <text:p><text:span text:style-name="T35"><text:s text:c="2"/></text:span><text:span text:style-name="T35">if {n &lt;= 1}</text:span></text:p>
            <text:p><text:span text:style-name="T35"><text:s text:c="5"/></text:span><text:span text:style-name="T35">1</text:span></text:p>
            <text:p><text:span text:style-name="T35"><text:s text:c="5"/></text:span><text:span text:style-name="T35">{n * factorial{n - 1}}</text:span></text:p>
          </draw:text-box>
        </draw:frame>
        <draw:g xml:id="id5" draw:id="id5">
          <draw:custom-shape draw:style-name="gr9" draw:text-style-name="P3" draw:layer="layout" svg:width="2.29cm" svg:height="1.57cm" draw:transform="rotate (1.5707963267949) translate (12.654cm 12.196cm)">
            <text:p/>
            <draw:enhanced-geometry svg:viewBox="0 0 21600 21600" draw:text-areas="?f0 0 ?f2 ?f5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6" draw:text-style-name="P3" draw:layer="layout" svg:width="13.462cm" svg:height="6.087cm" draw:transform="skewX (0.000698131700797732) rotate (0.000698131700797732) translate (14.224cm 7.883cm)">
            <text:p/>
          </draw:rect>
          <draw:frame draw:style-name="gr2" draw:text-style-name="P14" draw:layer="layout" svg:width="4.193cm" svg:height="0.963cm" svg:x="18.621cm" svg:y="6.604cm">
            <draw:text-box>
              <text:p><text:span text:style-name="T32">S-expression</text:span></text:p>
            </draw:text-box>
          </draw:frame>
          <draw:frame draw:style-name="gr8" draw:text-style-name="P17" draw:layer="layout" svg:width="13.878cm" svg:height="3.451cm" svg:x="14.097cm" svg:y="8.382cm">
            <draw:text-box>
              <text:p><text:span text:style-name="T35">(define (factorial n)</text:span></text:p>
              <text:p><text:span text:style-name="T35"><text:s text:c="2"/></text:span><text:span text:style-name="T35">(if (&lt;= n 1)</text:span></text:p>
              <text:p><text:span text:style-name="T35"><text:s text:c="4"/></text:span><text:span text:style-name="T35">1</text:span></text:p>
              <text:p><text:span text:style-name="T35"><text:s text:c="4"/></text:span><text:span text:style-name="T35">(* n (factorial (- n 1))))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3</text:p>
          </draw:text-box>
        </draw:frame>
        <draw:frame presentation:style-name="pr7" draw:text-style-name="P19" draw:layer="layout" svg:width="18.667cm" svg:height="7.277cm" svg:x="1.399cm" svg:y="4.915cm" presentation:class="outline" presentation:user-transformed="true">
          <draw:text-box>
            <text:p text:style-name="P18"><text:span text:style-name="T36">define long-and-boring?(x)</text:span></text:p>
            <text:p text:style-name="P18"><text:span text:style-name="T36"><text:s text:c="2"/></text:span><text:span text:style-name="T36">cond</text:span></text:p>
            <text:p text:style-name="P18"><text:span text:style-name="T36"><text:s text:c="4"/></text:span><text:span text:style-name="T36">not(pair?(x)) <text:s text:c="15"/>#f</text:span></text:p>
            <text:p text:style-name="P18"><text:span text:style-name="T36"><text:s text:c="4"/></text:span><text:span text:style-name="T36">not(list?(x)) <text:s text:c="15"/>#f</text:span></text:p>
            <text:p text:style-name="P18"><text:span text:style-name="T36"><text:s text:c="4"/></text:span><text:span text:style-name="T36">{length(x) &lt; boring-length}</text:span><text:span text:style-name="T36"><text:tab/></text:span><text:span text:style-name="T36">#f</text:span></text:p>
            <text:p text:style-name="P18"><text:span text:style-name="T36"><text:s text:c="4"/></text:span><text:span text:style-name="T36">#t <text:s text:c="26"/>boring?(x)</text:span></text:p>
          </draw:text-box>
        </draw:frame>
        <draw:g>
          <draw:frame presentation:style-name="pr7" draw:text-style-name="P19" draw:layer="layout" svg:width="19.05cm" svg:height="7.277cm" svg:x="6.35cm" svg:y="13.043cm" presentation:class="outline" presentation:user-transformed="true">
            <draw:text-box>
              <text:p text:style-name="P18"><text:span text:style-name="T36">(define (long-and-boring? x)</text:span></text:p>
              <text:p text:style-name="P18"><text:span text:style-name="T36"><text:s text:c="2"/></text:span><text:span text:style-name="T36">(cond</text:span></text:p>
              <text:p text:style-name="P18"><text:span text:style-name="T36"><text:s text:c="4"/></text:span><text:span text:style-name="T36">((not (pair? x)) <text:s text:c="12"/>#f)</text:span></text:p>
              <text:p text:style-name="P18"><text:span text:style-name="T36"><text:s text:c="4"/></text:span><text:span text:style-name="T36">((not (list? x)) <text:s text:c="12"/>#f)</text:span></text:p>
              <text:p text:style-name="P18"><text:span text:style-name="T36"><text:s text:c="4"/></text:span><text:span text:style-name="T36">((&lt; (length x) boring-length)</text:span><text:span text:style-name="T36"><text:tab/></text:span><text:span text:style-name="T36">#f)</text:span></text:p>
              <text:p text:style-name="P18"><text:span text:style-name="T36"><text:s text:c="4"/></text:span><text:span text:style-name="T36">(#t <text:s text:c="26"/>(boring? x))))</text:span></text:p>
            </draw:text-box>
          </draw:frame>
          <draw:custom-shape draw:style-name="gr9" draw:text-style-name="P3" draw:layer="layout" svg:width="2.29cm" svg:height="1.57cm" draw:transform="rotate (1.5707963267949) translate (4.272cm 17.022cm)">
            <text:p/>
            <draw:enhanced-geometry svg:viewBox="0 0 21600 21600" draw:text-areas="?f0 0 ?f2 ?f5" draw:mirror-vertical="false" draw:mirror-horizontal="false" draw:type="down-arrow" draw:modifiers="9208.89957907396 4836.665211697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>
          <draw:text-box>
            <text:p>Sweet-expression example #4</text:p>
          </draw:text-box>
        </draw:frame>
        <draw:frame presentation:style-name="pr7" draw:text-style-name="P19" draw:layer="layout" svg:width="24.631cm" svg:height="12.183cm" svg:x="1.399cm" svg:y="4.915cm" presentation:class="outline" presentation:user-transformed="true">
          <draw:text-box>
            <text:p><text:span text:style-name="T36">define unit-list(x)</text:span></text:p>
            <text:p><text:span text:style-name="T36"><text:s text:c="2"/></text:span><text:span text:style-name="T36">cond</text:span></text:p>
            <text:p><text:span text:style-name="T36"><text:s text:c="4"/></text:span><text:span text:style-name="T36">null?(x) <text:s text:c="3"/>'()</text:span></text:p>
            <text:p><text:span text:style-name="T36"><text:s text:c="4"/></text:span><text:span text:style-name="T36">pair?(x)</text:span></text:p>
            <text:p><text:span text:style-name="T36"><text:s text:c="6"/></text:span><text:span text:style-name="T36">if null?(cdr(x))</text:span></text:p>
            <text:p><text:span text:style-name="T36"><text:s text:c="8"/></text:span><text:span text:style-name="T36">unit car(x)</text:span></text:p>
            <text:p><text:span text:style-name="T36"><text:s text:c="8"/></text:span><text:span text:style-name="T36">append unit(car(x)) LISTSPACE unit-list(cdr(x))</text:span></text:p>
            <text:p><text:span text:style-name="T36"><text:s text:c="4"/></text:span><text:span text:style-name="T36">#t <text:s/>append(LISTSP.SP unit(x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6" draw:layer="layout" svg:width="25.191cm" svg:height="3.507cm" svg:x="1.399cm" svg:y="0.837cm" presentation:class="title" presentation:user-transformed="true">
          <draw:text-box>
            <text:p>Transforming<text:line-break/>traditional s-expressions</text:p>
          </draw:text-box>
        </draw:frame>
        <draw:frame draw:style-name="standard" draw:layer="layout" svg:width="23.575cm" svg:height="13.657cm" svg:x="1.399cm" svg:y="4.915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2"/>
            <table:table-row table:style-name="ro2">
              <table:table-cell table:style-name="ce2">
                <text:p text:style-name="P20"><text:span text:style-name="T37">Traditional s-expressions</text:span></text:p>
              </table:table-cell>
              <table:table-cell table:style-name="ce3">
                <text:p text:style-name="P21"><text:span text:style-name="T38">(message</text:span></text:p>
                <text:p text:style-name="P21"><text:span text:style-name="T38"><text:s text:c="2"/></text:span><text:span text:style-name="T38">(number-to-string</text:span></text:p>
                <text:p text:style-name="P21"><text:span text:style-name="T38"><text:s text:c="4"/></text:span><text:span text:style-name="T38">(exp (+ 1 2))))</text:span></text:p>
              </table:table-cell>
            </table:table-row>
            <table:table-row table:style-name="ro3">
              <table:table-cell table:style-name="ce2">
                <text:p text:style-name="P21"><text:span text:style-name="T37">Curly-infix-expressions</text:span></text:p>
                <text:p text:style-name="P21"><text:span text:style-name="T37">(c-expressions)</text:span></text:p>
              </table:table-cell>
              <table:table-cell table:style-name="ce3">
                <text:p text:style-name="P21"><text:span text:style-name="T38">(message</text:span></text:p>
                <text:p text:style-name="P21"><text:span text:style-name="T38"><text:s text:c="2"/></text:span><text:span text:style-name="T38">(number-to-string</text:span></text:p>
                <text:p text:style-name="P21"><text:span text:style-name="T38"><text:s text:c="4"/></text:span><text:span text:style-name="T38">(exp {1 + 2})))</text:span></text:p>
              </table:table-cell>
            </table:table-row>
            <table:table-row table:style-name="ro4">
              <table:table-cell table:style-name="ce2">
                <text:p text:style-name="P21"><text:span text:style-name="T37">Neoteric-expressions</text:span></text:p>
                <text:p text:style-name="P21"><text:span text:style-name="T37">(n-expressions)</text:span></text:p>
              </table:table-cell>
              <table:table-cell table:style-name="ce3">
                <text:p text:style-name="P21"><text:span text:style-name="T38">message(</text:span></text:p>
                <text:p text:style-name="P21"><text:span text:style-name="T38"><text:s text:c="2"/></text:span><text:span text:style-name="T38">number-to-string(</text:span></text:p>
                <text:p text:style-name="P21"><text:span text:style-name="T38"><text:s text:c="4"/></text:span><text:span text:style-name="T38">exp{1 + 2}))</text:span></text:p>
              </table:table-cell>
            </table:table-row>
            <table:table-row table:style-name="ro5">
              <table:table-cell table:style-name="ce2">
                <text:p text:style-name="P21"><text:span text:style-name="T37">Sweet-expressions</text:span></text:p>
                <text:p text:style-name="P21"><text:span text:style-name="T37">(t-expressions)</text:span></text:p>
              </table:table-cell>
              <table:table-cell table:style-name="ce3">
                <text:p text:style-name="P21"><text:span text:style-name="T38">message</text:span></text:p>
                <text:p text:style-name="P21"><text:span text:style-name="T38"><text:s text:c="2"/></text:span><text:span text:style-name="T38">number-to-string</text:span></text:p>
                <text:p text:style-name="P21"><text:span text:style-name="T38"><text:s text:c="4"/></text:span><text:span text:style-name="T38">exp{1 + 2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Sweet-expression clarifications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;-comment-only-lines completely ignored</text:p>
                <text:list>
                  <text:list-item>
                    <text:p>Even indentation irrelevant</text:p>
                  </text:list-item>
                  <text:list-item>
                    <text:p>Useful to “separate” lines without ending whole expression</text:p>
                  </text:list-item>
                </text:list>
              </text:list-item>
              <text:list-item>
                <text:p><text:s/>#;datum comments – datum is <text:span text:style-name="T27">neoteric</text:span></text:p>
              </text:list-item>
              <text:list-item>
                <text:p>Indents: one-or-more space, tab, and/or !</text:p>
                <text:list>
                  <text:list-item>
                    <text:p>A line with only 0+ spaces and tabs is an empty line</text:p>
                  </text:list-item>
                  <text:list-item>
                    <text:p>If an expression <text:span text:style-name="T27">starts</text:span> indented, then indentation disabled</text:p>
                  </text:list-item>
                  <text:list-item>
                    <text:p>“!” as indent char is surprising, but solves past problems with indentation-sensitive syntaxes &amp; enables highlighting</text:p>
                  </text:list-item>
                </text:list>
              </text:list-item>
              <text:list-item>
                <text:p>Empty lines before an expression starts are igno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1 of 3)</text:p>
          </draw:text-box>
        </draw:frame>
        <draw:frame presentation:style-name="pr12" draw:layer="layout" svg:width="24.631cm" svg:height="13.627cm" svg:x="1.399cm" svg:y="4.915cm" presentation:class="outline" presentation:user-transformed="true">
          <draw:text-box>
            <text:list text:style-name="L2">
              <text:list-item>
                <text:p><text:span text:style-name="T10">Programs have been written using t-expressions</text:span></text:p>
              </text:list-item>
              <text:list-item>
                <text:p><text:span text:style-name="T10">Found recurring patterns</text:span></text:p>
              </text:list-item>
              <text:list-item>
                <text:p><text:span text:style-name="T10">Created abbreviations to simplify common cases:</text:span></text:p>
                <text:list>
                  <text:list-item>
                    <text:p><text:span text:style-name="T12">\\</text:span></text:p>
                  </text:list-item>
                  <text:list-item>
                    <text:p><text:span text:style-name="T12">$</text:span></text:p>
                  </text:list-item>
                  <text:list-item>
                    <text:p><text:span text:style-name="T12">Traditional abbrevation + whitespace</text:span></text:p>
                  </text:list-item>
                  <text:list-item>
                    <text:p><text:span text:style-name="T12">&lt;*...*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2 of 3)</text:p>
          </draw:text-box>
        </draw:frame>
        <draw:frame presentation:style-name="pr12" draw:text-style-name="P22" draw:layer="layout" svg:width="24.631cm" svg:height="6.096cm" svg:x="1.399cm" svg:y="5.08cm" presentation:class="outline" presentation:user-transformed="true">
          <draw:text-box>
            <text:list text:style-name="L2">
              <text:list-item>
                <text:p>\\ after indent (aka GROUP) represents no symbol</text:p>
                <text:list>
                  <text:list-item>
                    <text:p>Useful for lists of lists, e.g., let* variables</text:p>
                  </text:list-item>
                </text:list>
              </text:list-item>
              <text:list-item>
                <text:p>\\ (aka SPLIT) between datums</text:p>
                <text:list>
                  <text:list-item>
                    <text:p>Starts new line at current indentation</text:p>
                  </text:list-item>
                </text:list>
              </text:list-item>
            </text:list>
          </draw:text-box>
        </draw:frame>
        <draw:frame draw:style-name="standard" draw:layer="layout" svg:width="26.923cm" svg:height="6.536cm" svg:x="0.508cm" svg:y="12.541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6" table:default-cell-style-name="ce4">
              <table:table-cell>
                <text:p text:style-name="P23"><text:span text:style-name="T39">Sweet-expression</text:span></text:p>
              </table:table-cell>
              <table:table-cell>
                <text:p text:style-name="P3"><text:span text:style-name="T39">S-expression</text:span></text:p>
              </table:table-cell>
            </table:table-row>
            <table:table-row table:style-name="ro6" table:default-cell-style-name="ce5">
              <table:table-cell>
                <text:p><text:span text:style-name="T36">let*</text:span></text:p>
                <text:p><text:span text:style-name="T36"><text:s text:c="2"/></text:span><text:span text:style-name="T36">\\</text:span></text:p>
                <text:p><text:span text:style-name="T36"><text:s text:c="6"/></text:span><text:span text:style-name="T36">myprefix getdent(x)</text:span></text:p>
                <text:p><text:span text:style-name="T36"><text:s text:c="6"/></text:span><text:span text:style-name="T36">Newdent process(myprefix)</text:span></text:p>
                <text:p><text:span text:style-name="T36"><text:s text:c="2"/></text:span><text:span text:style-name="T36">do-stuff myprefix newdent</text:span></text:p>
              </table:table-cell>
              <table:table-cell>
                <text:p><text:span text:style-name="T36">(let*</text:span></text:p>
                <text:p><text:span text:style-name="T36"><text:s text:c="2"/></text:span><text:span text:style-name="T36">(</text:span></text:p>
                <text:p><text:span text:style-name="T36"><text:s text:c="6"/></text:span><text:span text:style-name="T36">(myprefix (getdent x))</text:span></text:p>
                <text:p><text:span text:style-name="T36"><text:s text:c="6"/></text:span><text:span text:style-name="T36">(newdent (process myprefix))</text:span></text:p>
                <text:p><text:span text:style-name="T36"><text:s text:c="2"/></text:span><text:span text:style-name="T36">(do-stuff myprefix newdent)))</text:span></text:p>
              </table:table-cell>
            </table:table-row>
            <table:table-row table:style-name="ro6" table:default-cell-style-name="ce5">
              <table:table-cell>
                <text:p><text:span text:style-name="T36">display </text:span><text:span text:style-name="T40">"</text:span><text:span text:style-name="T36">Hello!</text:span><text:span text:style-name="T40">"</text:span><text:span text:style-name="T36"> \\ force-output()</text:span></text:p>
              </table:table-cell>
              <table:table-cell>
                <text:p><text:span text:style-name="T36">(display "Hello!")</text:span></text:p>
                <text:p><text:span text:style-name="T36">(force-output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Advanced sweet-expressions<text:line-break/>capabilities (3 of 3)</text:p>
          </draw:text-box>
        </draw:frame>
        <draw:frame presentation:style-name="pr12" draw:text-style-name="P22" draw:layer="layout" svg:width="25.779cm" svg:height="8.547cm" svg:x="1.399cm" svg:y="4.915cm" presentation:class="outline" presentation:user-transformed="true">
          <draw:text-box>
            <text:list text:style-name="L2">
              <text:list-item>
                <text:p>$ (aka SUBLIST) – Inspired by Haskell operator</text:p>
                <text:list>
                  <text:list-item>
                    <text:p>RHS (including sub-blocks) is last parameter of that line’s LHS</text:p>
                  </text:list-item>
                  <text:list-item>
                    <text:p>If no LHS, puts RHS in list</text:p>
                  </text:list-item>
                </text:list>
              </text:list-item>
              <text:list-item>
                <text:p>Leading quote (etc.), followed by space/tab/newline, quotes t-expression</text:p>
              </text:list-item>
              <text:list-item>
                <text:p>&lt;* … *&gt; surrounds a “collecting list” of 0+ t-expressions</text:p>
                <text:list>
                  <text:list-item>
                    <text:p>New list, but restarts indentation &amp; indentation processing continues</text:p>
                  </text:list-item>
                  <text:list-item>
                    <text:p>Does not end on empty line</text:p>
                  </text:list-item>
                  <text:list-item>
                    <text:p>Useful for let... and module definitions</text:p>
                  </text:list-item>
                </text:list>
              </text:list-item>
            </text:list>
          </draw:text-box>
        </draw:frame>
        <draw:frame draw:style-name="standard" draw:layer="layout" svg:width="24.495cm" svg:height="6.057cm" svg:x="1.398cm" svg:y="14.319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6" table:default-cell-style-name="ce4">
              <table:table-cell>
                <text:p text:style-name="P23"><text:span text:style-name="T39">Sweet-expression</text:span></text:p>
              </table:table-cell>
              <table:table-cell>
                <text:p text:style-name="P3"><text:span text:style-name="T39">S-expression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35">run $ grep needle haystack</text:span></text:p>
              </table:table-cell>
              <table:table-cell>
                <text:p text:style-name="P24"><text:span text:style-name="T35">(run (grep needle haystack))</text:span></text:p>
              </table:table-cell>
            </table:table-row>
            <table:table-row table:style-name="ro7" table:default-cell-style-name="ce6">
              <table:table-cell>
                <text:p text:style-name="P24"><text:span text:style-name="T35">$ f(a)</text:span></text:p>
              </table:table-cell>
              <table:table-cell>
                <text:p text:style-name="P24"><text:span text:style-name="T35">((f a))</text:span></text:p>
              </table:table-cell>
            </table:table-row>
            <table:table-row table:style-name="ro6" table:default-cell-style-name="ce6">
              <table:table-cell>
                <text:p><text:span text:style-name="T35">' 1 2 3</text:span></text:p>
              </table:table-cell>
              <table:table-cell>
                <text:p text:style-name="P24"><text:span text:style-name="T35">'(1 2 3)</text:span></text:p>
              </table:table-cell>
            </table:table-row>
            <table:table-row table:style-name="ro6" table:default-cell-style-name="ce6">
              <table:table-cell>
                <text:p text:style-name="P24"><text:span text:style-name="T35">let &lt;* x 5 *&gt;</text:span></text:p>
                <text:p text:style-name="P24"><text:span text:style-name="T35"><text:s text:c="2"/></text:span><text:span text:style-name="T35">body...</text:span></text:p>
              </table:table-cell>
              <table:table-cell>
                <text:p text:style-name="P24"><text:span text:style-name="T35">(let ((x 5))</text:span></text:p>
                <text:p text:style-name="P24"><text:span text:style-name="T35"><text:s text:c="2"/></text:span><text:span text:style-name="T35">body...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ools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 presentation:user-transformed="true">
          <draw:text-box>
            <text:p>Tools available</text:p>
          </draw:text-box>
        </draw:frame>
        <draw:frame presentation:style-name="pr7" draw:text-style-name="P10" draw:layer="layout" svg:width="25.525cm" svg:height="12.103cm" svg:x="1.399cm" svg:y="4.915cm" presentation:class="outline" presentation:user-transformed="true">
          <draw:text-box>
            <text:list text:style-name="L2">
              <text:list-item>
                <text:p>unsweeten: Sweet-expressions <text:span text:style-name="T9">→</text:span> s-expressions</text:p>
                <text:list>
                  <text:list-item>
                    <text:p>Makefiles, pipe into interactive use, try them out</text:p>
                  </text:list-item>
                </text:list>
              </text:list-item>
              <text:list-item>
                <text:p>sweeten: S-expressions <text:span text:style-name="T9">→ </text:span>sweet-expressions</text:p>
                <text:list>
                  <text:list-item>
                    <text:p>Automatic translator, simplifies transition</text:p>
                  </text:list-item>
                </text:list>
              </text:list-item>
              <text:list-item>
                <text:p>sweet-run: Run sweet-expression script</text:p>
                <text:list>
                  <text:list-item>
                    <text:p>Can use guile, scsh, clisp, ...</text:p>
                  </text:list-item>
                </text:list>
              </text:list-item>
              <text:list-item>
                <text:p>sweet-guile: Run guile using sweet-expressions</text:p>
              </text:list-item>
              <text:list-item>
                <text:p>diff-s-sweet: Show semantic differences of files</text:p>
              </text:list-item>
            </text:list>
          </draw:text-box>
        </draw:frame>
        <draw:frame draw:style-name="gr10" draw:text-style-name="P25" draw:layer="layout" svg:width="15.526cm" svg:height="2.301cm" svg:x="5.334cm" svg:y="17.526cm">
          <draw:text-box>
            <text:p text:style-name="P3"><text:span text:style-name="T37">All Free/Libre/Open Source Software</text:span></text:p>
            <text:p text:style-name="P3"><text:span text:style-name="T37">(FLOSS) using MIT licens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FIs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SRFI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RFI = Scheme Requests for Implementation</text:p>
                <text:list>
                  <text:list-item>
                    <text:p>Informal standardization approach for Scheme</text:p>
                  </text:list-item>
                </text:list>
              </text:list-item>
              <text:list-item>
                <text:p>SRFI-105: Curly-infix-expressions</text:p>
                <text:list>
                  <text:list-item>
                    <text:p>Defines curly-infix-expressions for Scheme</text:p>
                  </text:list-item>
                  <text:list-item>
                    <text:p>“Full” version - neoteric-expressions inside {}</text:p>
                  </text:list-item>
                  <text:list-item>
                    <text:p>Already implemented by GNU guile</text:p>
                  </text:list-item>
                </text:list>
              </text:list-item>
              <text:list-item>
                <text:p>SRFI-110: Sweet-expressions</text:p>
                <text:list>
                  <text:list-item>
                    <text:p>Defines sweet-expressions for Sche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Conclusions</text:p>
          </draw:text-box>
        </draw:frame>
        <draw:frame presentation:style-name="pr12" draw:layer="layout" svg:width="24.631cm" svg:height="13.881cm" svg:x="1.399cm" svg:y="4.915cm" presentation:class="outline" presentation:user-transformed="true">
          <draw:text-box>
            <text:list text:style-name="L2">
              <text:list-item>
                <text:p>These “readable” notations make source code</text:p>
                <text:list>
                  <text:list-item>
                    <text:p>Easier to read</text:p>
                  </text:list-item>
                  <text:list-item>
                    <text:p>Easier to understand</text:p>
                  </text:list-item>
                </text:list>
              </text:list-item>
              <text:list-item>
                <text:p>Three tiers</text:p>
                <text:list>
                  <text:list-item>
                    <text:p>Curly-infix-expressions … {a + b}</text:p>
                  </text:list-item>
                  <text:list-item>
                    <text:p>Neoteric-expressions<text:tab/>… f(a b)</text:p>
                  </text:list-item>
                  <text:list-item>
                    <text:p>Sweet-expressions <text:s text:c="2"/><text:tab/>… f a b </text:p>
                  </text:list-item>
                </text:list>
              </text:list-item>
              <text:list-item>
                <text:p>More info &amp; implementation @ readable project:</text:p>
                <text:list>
                  <text:list-header>
                    <text:p><text:a xlink:href="http://readable.sourceforge.net/" xlink:type="simple">http://readable.sourceforge.net</text:a> 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bout Lisp" draw:style-name="dp1" draw:master-page-name="Default" presentation:presentation-page-layout-name="AL3T19" presentation:use-footer-name="ftr1">
        <draw:frame presentation:style-name="pr4" draw:layer="layout" svg:width="25.191cm" svg:height="3.507cm" svg:x="1.399cm" svg:y="0.837cm" presentation:class="title">
          <draw:text-box>
            <text:p>Appendix: About Lisp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hat’s Lisp?</text:p>
          </draw:text-box>
        </draw:frame>
        <draw:frame presentation:style-name="pr7" draw:layer="layout" svg:width="24.631cm" svg:height="12.183cm" svg:x="1.399cm" svg:y="4.915cm" presentation:class="outline" presentation:user-transformed="true">
          <draw:text-box>
            <text:list text:style-name="L2">
              <text:list-item>
                <text:p>Lisp = family of computer programming languages</text:p>
              </text:list-item>
              <text:list-item>
                <text:p>Created in 1958 by John McCarthy</text:p>
                <text:list>
                  <text:list-item>
                    <text:p>Second-oldest high-level programming language still in widespread use<text:line-break/>(Fortran older by 1 year)</text:p>
                  </text:list-item>
                  <text:list-item>
                    <text:p>Based on Alonzo Church's lambda calculus</text:p>
                  </text:list-item>
                </text:list>
              </text:list-item>
              <text:list-item>
                <text:p>Typically used to manipulate symbolic data</text:p>
                <text:list>
                  <text:list-item>
                    <text:p>Computer-aided algebra, program analysis, knowledge extraction, formal proofs, etc.</text:p>
                  </text:list-item>
                </text:list>
              </text:list-item>
              <text:list-item>
                <text:p>Many dialects, including Common Lisp, Scheme, Emacs Lisp</text:p>
              </text:list-item>
              <text:list-item>
                <text:p>Name derived from “LISt Processing”</text:p>
                <text:list>
                  <text:list-item>
                    <text:p>Lisp can process <text:span text:style-name="T27">lists</text:span></text:p>
                  </text:list-item>
                  <text:list-item>
                    <text:p>Programs are lists, so programs can manipulate prog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Lists (oversimplified)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A <text:span text:style-name="T27">list</text:span><text:span text:style-name="T41"> = sequence of 0+ elements. <text:s/>Each element is either:</text:span></text:p>
                <text:list>
                  <text:list-item>
                    <text:p><text:span text:style-name="T41">An atom (non-list such as number, string, character, symbol)</text:span></text:p>
                  </text:list-item>
                  <text:list-item>
                    <text:p><text:span text:style-name="T41">A list</text:span></text:p>
                  </text:list-item>
                </text:list>
              </text:list-item>
              <text:list-item>
                <text:p><text:span text:style-name="T41">List representation: (</text:span><text:span text:style-name="T27">whitespace-separated-elements</text:span><text:span text:style-name="T41">), e.g., (1 2 3)</text:span></text:p>
              </text:list-item>
              <text:list-item>
                <text:p><text:span text:style-name="T41">You can </text:span><text:span text:style-name="T27">evaluate</text:span><text:span text:style-name="T41"> (execute) a list. Typical (simplified) rules:</text:span></text:p>
                <text:list>
                  <text:list-item>
                    <text:p><text:span text:style-name="T41">First element evaluated</text:span></text:p>
                  </text:list-item>
                  <text:list-item>
                    <text:p><text:span text:style-name="T41">If first element procedure: Evaluate rest, call procedure with them</text:span></text:p>
                  </text:list-item>
                </text:list>
              </text:list-item>
              <text:list-item>
                <text:p><text:span text:style-name="T41">Evaluation examples (numbers evaluate to themselves):</text:span></text:p>
                <text:list>
                  <text:list-item>
                    <text:p><text:span text:style-name="T41">(+ 3 4 5) <text:s/></text:span><text:span text:style-name="T42">→ 12</text:span></text:p>
                  </text:list-item>
                  <text:list-item>
                    <text:p><text:span text:style-name="T41">(* (+ 1 2) (- 9 4)) </text:span><text:span text:style-name="T42">→ (* 3 5) → 15</text:span></text:p>
                  </text:list-item>
                </text:list>
              </text:list-item>
              <text:list-item>
                <text:p><text:span text:style-name="T41">Non-empty lists actually a sequence of “cons cells” (aka pair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Writing programs as list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ample trivial program (in Scheme dialect):</text:p>
                <text:list>
                  <text:list-header>
                    <text:p><text:span text:style-name="T33">(define (distance x y) ; Compute distance from origin</text:span></text:p>
                    <text:p><text:span text:style-name="T33"><text:s text:c="3"/></text:span><text:span text:style-name="T33">(sqrt (+ (* x x) (* y y))))</text:span></text:p>
                  </text:list-header>
                </text:list>
              </text:list-item>
              <text:list-item>
                <text:p>Sample use of the program:</text:p>
                <text:list>
                  <text:list-header>
                    <text:p><text:span text:style-name="T33">(display (distance 3. 4.))</text:span></text:p>
                  </text:list-header>
                </text:list>
              </text:list-item>
              <text:list-item>
                <text:p>Simple, regular format</text:p>
                <text:list>
                  <text:list-item>
                    <text:p>Makes it easy to write programs that manipulate programs</text:p>
                  </text:list-item>
                  <text:list-item>
                    <text:p>“Macro” capability builds this powerful capability into language</text:p>
                  </text:list-item>
                </text:list>
              </text:list-item>
              <text:list-item>
                <text:p>If you think that’s a lot of parentheses...</text:p>
                <text:list>
                  <text:list-item>
                    <text:p>You haven’t seen anything yet :-(</text:p>
                  </text:list-item>
                  <text:list-item>
                    <text:p>LISP: “Lots of Irritating Superfluous Parentheses” [Jargon Fil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Conditionals (“if” &amp; “cond”)</text:p>
          </draw:text-box>
        </draw:frame>
        <draw:frame presentation:style-name="pr7" draw:text-style-name="P17" draw:layer="layout" svg:width="24.631cm" svg:height="12.183cm" svg:x="1.399cm" svg:y="4.915cm" presentation:class="outline">
          <draw:text-box>
            <text:p><text:span text:style-name="T35">(define (display-even x)</text:span></text:p>
            <text:p><text:span text:style-name="T35"><text:s text:c="2"/></text:span><text:span text:style-name="T35">(if (even? x) <text:s text:c="14"/>; condition</text:span></text:p>
            <text:p><text:span text:style-name="T35"><text:s text:c="6"/></text:span><text:span text:style-name="T35">(display </text:span><text:span text:style-name="T43">"</text:span><text:span text:style-name="T35">even</text:span><text:span text:style-name="T43">"</text:span><text:span text:style-name="T35">) <text:s text:c="7"/>; true branch</text:span></text:p>
            <text:p><text:span text:style-name="T35"><text:s text:c="6"/></text:span><text:span text:style-name="T35">(display </text:span><text:span text:style-name="T43">"</text:span><text:span text:style-name="T35">not even</text:span><text:span text:style-name="T43">"</text:span><text:span text:style-name="T35">))) <text:s/>; false branch</text:span></text:p>
            <text:p><text:span text:style-name="T35"/></text:p>
            <text:p><text:span text:style-name="T35">(define (display-sign z)</text:span></text:p>
            <text:p><text:span text:style-name="T35"><text:s text:c="2"/></text:span><text:span text:style-name="T35">(cond <text:s/>; </text:span><text:span text:style-name="T43">"cond" implements if.. else if.. else if..</text:span></text:p>
            <text:p><text:span text:style-name="T35"><text:s text:c="4"/></text:span><text:span text:style-name="T35">((&lt; z 0) (display </text:span><text:span text:style-name="T43">"</text:span><text:span text:style-name="T44">negative</text:span><text:span text:style-name="T43">"</text:span><text:span text:style-name="T35">))</text:span></text:p>
            <text:p><text:span text:style-name="T35"><text:s text:c="4"/></text:span><text:span text:style-name="T35">((= z 0) (display </text:span><text:span text:style-name="T43">"</text:span><text:span text:style-name="T44">zero</text:span><text:span text:style-name="T43">"</text:span><text:span text:style-name="T35">))</text:span></text:p>
            <text:p><text:span text:style-name="T35"><text:s text:c="4"/></text:span><text:span text:style-name="T35">((&gt; z 0) (display </text:span><text:span text:style-name="T43">"</text:span><text:span text:style-name="T44">positive</text:span><text:span text:style-name="T43">"</text:span><text:span text:style-name="T35">))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draw:frame presentation:style-name="pr6" draw:layer="layout" svg:width="25.191cm" svg:height="3.507cm" svg:x="1.399cm" svg:y="0.837cm" presentation:class="title">
          <draw:text-box>
            <text:p>Quotations</text:p>
          </draw:text-box>
        </draw:frame>
        <draw:frame presentation:style-name="pr7" draw:layer="layout" svg:width="24.631cm" svg:height="12.183cm" svg:x="1.399cm" svg:y="4.915cm" presentation:class="outline">
          <draw:text-box>
            <text:list text:style-name="L2">
              <text:list-item>
                <text:p>Sometimes want to prevent eval of constant list</text:p>
              </text:list-item>
              <text:list-item>
                <text:p><text:span text:style-name="T41">Special form “quote” does this:</text:span></text:p>
                <text:list>
                  <text:list-item>
                    <text:p><text:span text:style-name="T41">(quote (1 2 3)) </text:span><text:span text:style-name="T42">→(1 2 3)</text:span></text:p>
                  </text:list-item>
                </text:list>
              </text:list-item>
              <text:list-item>
                <text:p><text:span text:style-name="T42">So common there’s an abbreviation:</text:span></text:p>
                <text:list>
                  <text:list-item>
                    <text:p><text:span text:style-name="T42">'(1 2 3) →(1 2 3)</text:span></text:p>
                  </text:list-item>
                </text:list>
              </text:list-item>
              <text:list-item>
                <text:p><text:span text:style-name="T42">Quasiquote lets you quote (e.g., a template), then “unquote” pieces (execute those parts)</text:span></text:p>
                <text:list>
                  <text:list-item>
                    <text:p><text:span text:style-name="T42">`(1 2 3 ,(run-this a b)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S-expression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raditional Lisp notation called “s-expressions”</text:p>
                <text:list>
                  <text:list-item>
                    <text:p>Short for “symbolic expressions”</text:p>
                  </text:list-item>
                  <text:list-item>
                    <text:p>A specific expression is one “s-expression”</text:p>
                  </text:list-item>
                </text:list>
              </text:list-item>
              <text:list-item>
                <text:p><text:a xlink:href="#Problem" xlink:type="simple">S-expressions are notoriously awkward</text:a></text:p>
                <text:list>
                  <text:list-item>
                    <text:p>Many replacement notations have been proposed</text:p>
                    <text:list>
                      <text:list-item>
                        <text:p>E.g., M-expressions by John McCarthy (Lisp’s creator)</text:p>
                      </text:list-item>
                    </text:list>
                  </text:list-item>
                  <text:list-item>
                    <text:p>Lisps enable creation of new semantic constructs, but most proposed replacements cannot use them</text:p>
                  </text:list-item>
                  <text:list-item>
                    <text:p>Lisps enable processing of program structures,<text:line-break/>but most proposed replacements hide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draw:frame presentation:style-name="pr4" draw:layer="layout" svg:width="25.191cm" svg:height="3.507cm" svg:x="1.399cm" svg:y="0.837cm" presentation:class="title" presentation:user-transformed="true">
          <draw:text-box>
            <text:p>License (CC BY) &amp; credits</text:p>
          </draw:text-box>
        </draw:frame>
        <draw:frame presentation:style-name="pr12" draw:layer="layout" svg:width="24.631cm" svg:height="14.643cm" svg:x="1.399cm" svg:y="4.915cm" presentation:class="outline" presentation:user-transformed="true">
          <draw:text-box>
            <text:list text:style-name="L2">
              <text:list-item>
                <text:p>This presentation under Creative Commons Attribution 3.0 Unported license (CC BY 3.0)</text:p>
                <text:list>
                  <text:list-item>
                    <text:p>You may share, remix, and make commercial use of the work, as long as you give attribution to “David A. Wheeler”</text:p>
                  </text:list-item>
                  <text:list-item>
                    <text:p>License details:</text:p>
                    <text:list>
                      <text:list-item>
                        <text:p><text:a xlink:href="http://creativecommons.org/licenses/by/3.0/" xlink:type="simple">http://creativecommons.org/licenses/by/3.0/</text:a> </text:p>
                      </text:list-item>
                    </text:list>
                  </text:list-item>
                </text:list>
              </text:list-item>
              <text:list-item>
                <text:p>Special thanks to:</text:p>
                <text:list>
                  <text:list-item>
                    <text:p>Alan Manuel K. Gloria (co-contributor)</text:p>
                  </text:list-item>
                  <text:list-item>
                    <text:p>Egil M<text:span text:style-name="T9">ö</text:span>ller (author of SRFI-49 indentation)</text:p>
                  </text:list-item>
                  <text:list-item>
                    <text:p>Arne Babenhauserheide (presentation comm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text-properties fo:font-family="'Liberation Sans'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_20_2" draw:fill="none" draw:fill-gradient-name="Gradient_20_7" draw:fill-hatch-name="Hatching_20_1" draw:fill-image-name="Bitmape_20_1"/>
      <style:paragraph-properties fo:margin-top="0.42cm" fo:margin-bottom="0.21cm"/>
      <style:text-properties fo:font-family="'Liberation Sans'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6e6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4.63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1T21:39:17.95</meta:creation-date>
    <dc:date>2013-04-26T17:59:16.07</dc:date>
    <meta:editing-duration>P1DT11H30M7S</meta:editing-duration>
    <meta:editing-cycles>196</meta:editing-cycles>
    <meta:generator>LibreOffice/3.6$Windows_x86 LibreOffice_project/5b93205-6e6b3fc-7830f6d-c08ad66-1d9bf4</meta:generator>
    <meta:keyword>Lisp</meta:keyword>
    <meta:keyword>Scheme</meta:keyword>
    <meta:keyword>Common Lisp</meta:keyword>
    <meta:keyword>Arc</meta:keyword>
    <meta:keyword>Readable</meta:keyword>
    <meta:keyword>parentheses</meta:keyword>
    <meta:keyword>curly-infix</meta:keyword>
    <meta:keyword>neoteric</meta:keyword>
    <meta:keyword>sweet</meta:keyword>
    <meta:keyword>s-expression</meta:keyword>
    <meta:keyword>s-expressions</meta:keyword>
    <dc:subject>A proposal for more readable Lisp notations</dc:subject>
    <dc:title>Readable Lisp S-expressions: Curly-infix-, Neoteric-, and Sweet-expressions</dc:title>
    <meta:document-statistic meta:object-count="196"/>
    <meta:user-defined meta:name="Author">David A. Wheeler</meta:user-defined>
    <meta:user-defined meta:name="URL">http://readable.sourceforge.net</meta:user-defined>
  </office:meta>
</office:document-meta>
</file>